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0d9e4e"/>
    </style:style>
    <style:style style:name="P2" style:family="paragraph" style:parent-style-name="Table_20_Contents">
      <style:text-properties fo:font-size="12pt" style:font-size-asian="12pt" style:font-name-complex="Mangal1" style:font-size-complex="12pt"/>
    </style:style>
    <style:style style:name="P3" style:family="paragraph" style:parent-style-name="Table">
      <style:text-properties fo:language="en" fo:country="US" officeooo:rsid="000e4ce1" officeooo:paragraph-rsid="000e4ce1"/>
    </style:style>
    <style:style style:name="P4" style:family="paragraph" style:parent-style-name="Table">
      <style:text-properties fo:language="en" fo:country="US" officeooo:rsid="000e4ce1" officeooo:paragraph-rsid="001083ee"/>
    </style:style>
    <style:style style:name="P5" style:family="paragraph" style:parent-style-name="Table">
      <style:text-properties fo:language="en" fo:country="US" officeooo:paragraph-rsid="000e4ce1"/>
    </style:style>
    <style:style style:name="P6" style:family="paragraph" style:parent-style-name="Table">
      <style:text-properties fo:language="en" fo:country="US" officeooo:rsid="000e4ce1" officeooo:paragraph-rsid="001083ee"/>
    </style:style>
    <style:style style:name="T1" style:family="text">
      <style:text-properties officeooo:rsid="000e4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Table">Table <text:sequence text:ref-name="refTable0" text:name="Table" text:formula="ooow:Table+1" style:num-format="1">1</text:sequence>: <text:span text:style-name="T1">Table caption</text:span></text:p>
      <text:p text:style-name="P5"/>
      <text:p text:style-name="P3">separator</text:p>
      <text:p text:style-name="P1"><text:sequence-ref text:reference-format="text" text:ref-name="refTable0">Table 1: Table caption</text:sequence-ref></text:p>
      <text:p text:style-name="P3">separator</text:p>
      <text:p text:style-name="P1"><text:sequence-ref text:reference-format="direction" text:ref-name="refTable0">above</text:sequence-ref></text:p>
      <text:p text:style-name="P3">separator</text:p>
      <text:p text:style-name="P1"><text:sequence-ref text:reference-format="page" text:ref-name="refTable0">1</text:sequence-ref></text:p>
      <text:p text:style-name="P3">separator</text:p>
      <text:p text:style-name="P1"><text:sequence-ref text:reference-format="category-and-value" text:ref-name="refTable0">Table 1</text:sequence-ref></text:p>
      <text:p text:style-name="P3">separator</text:p>
      <text:p text:style-name="P1"><text:sequence-ref text:reference-format="caption" text:ref-name="refTable0">Table caption</text:sequence-ref></text:p>
      <text:p text:style-name="P3">separator</text:p>
      <text:p text:style-name="P1"><text:sequence-ref text:reference-format="value" text:ref-name="refTable0">1</text:sequence-ref></text:p>
      <text:p text:style-name="P4">separator</text:p>
      <text:p text:style-name="P4"><text:sequence-ref text:ref-name="refTable0">1</text:sequence-ref></text:p>
      <text:p text:style-name="P4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7:56:46.830000000</meta:creation-date>
    <meta:editing-duration>P0D</meta:editing-duration>
    <meta:editing-cycles>1</meta:editing-cycles>
    <meta:generator>LibreOfficeDev/6.0.0.0.alpha1$Windows_x86 LibreOffice_project/a55b266f6834ddaebe60ebc6a15d8e692d659fe9</meta:generator>
    <meta:document-statistic meta:table-count="1" meta:image-count="0" meta:object-count="0" meta:page-count="1" meta:paragraph-count="16" meta:word-count="24" meta:character-count="136" meta:non-whitespace-character-count="128"/>
  </office:meta>
</office:document-meta>
</file>